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40.09mm" svg:y="1mm">
            <loext:p draw:notify-on-update-of-ranges="option_roi_result.B1:option_roi_result.B1 option_roi_result.B2:option_roi_result.B1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2/1/3</text:p>
          </table:table-cell>
          <table:table-cell table:number-columns-repeated="2" office:value-type="float" office:value="-3.14036" calcext:value-type="float">
            <text:p>-3.14036</text:p>
          </table:table-cell>
        </table:table-row>
        <table:table-row table:style-name="ro1">
          <table:table-cell office:value-type="string" calcext:value-type="string">
            <text:p>2012/1/5</text:p>
          </table:table-cell>
          <table:table-cell table:number-columns-repeated="2" office:value-type="float" office:value="-6.28208" calcext:value-type="float">
            <text:p>-6.28208</text:p>
          </table:table-cell>
        </table:table-row>
        <table:table-row table:style-name="ro1">
          <table:table-cell office:value-type="string" calcext:value-type="string">
            <text:p>2012/1/10</text:p>
          </table:table-cell>
          <table:table-cell table:number-columns-repeated="2" office:value-type="float" office:value="-9.42452" calcext:value-type="float">
            <text:p>-9.42452</text:p>
          </table:table-cell>
        </table:table-row>
        <table:table-row table:style-name="ro1">
          <table:table-cell office:value-type="string" calcext:value-type="string">
            <text:p>2012/1/17</text:p>
          </table:table-cell>
          <table:table-cell table:number-columns-repeated="2" office:value-type="float" office:value="-12.56752" calcext:value-type="float">
            <text:p>-12.56752</text:p>
          </table:table-cell>
        </table:table-row>
        <table:table-row table:style-name="ro1">
          <table:table-cell office:value-type="string" calcext:value-type="string">
            <text:p>2012/1/30</text:p>
          </table:table-cell>
          <table:table-cell table:number-columns-repeated="2" office:value-type="float" office:value="-15.7146" calcext:value-type="float">
            <text:p>-15.7146</text:p>
          </table:table-cell>
        </table:table-row>
        <table:table-row table:style-name="ro1">
          <table:table-cell office:value-type="string" calcext:value-type="string">
            <text:p>2012/2/3</text:p>
          </table:table-cell>
          <table:table-cell table:number-columns-repeated="2" office:value-type="float" office:value="-18.86696" calcext:value-type="float">
            <text:p>-18.86696</text:p>
          </table:table-cell>
        </table:table-row>
        <table:table-row table:style-name="ro1">
          <table:table-cell office:value-type="string" calcext:value-type="string">
            <text:p>2012/2/4</text:p>
          </table:table-cell>
          <table:table-cell table:number-columns-repeated="2" office:value-type="float" office:value="-22.02132" calcext:value-type="float">
            <text:p>-22.02132</text:p>
          </table:table-cell>
        </table:table-row>
        <table:table-row table:style-name="ro1">
          <table:table-cell office:value-type="string" calcext:value-type="string">
            <text:p>2012/2/9</text:p>
          </table:table-cell>
          <table:table-cell table:number-columns-repeated="2" office:value-type="float" office:value="-25.17848" calcext:value-type="float">
            <text:p>-25.17848</text:p>
          </table:table-cell>
        </table:table-row>
        <table:table-row table:style-name="ro1">
          <table:table-cell office:value-type="string" calcext:value-type="string">
            <text:p>2012/2/10</text:p>
          </table:table-cell>
          <table:table-cell table:number-columns-repeated="2" office:value-type="float" office:value="-28.33596" calcext:value-type="float">
            <text:p>-28.33596</text:p>
          </table:table-cell>
        </table:table-row>
        <table:table-row table:style-name="ro1">
          <table:table-cell office:value-type="string" calcext:value-type="string">
            <text:p>2012/2/13</text:p>
          </table:table-cell>
          <table:table-cell table:number-columns-repeated="2" office:value-type="float" office:value="-31.4935" calcext:value-type="float">
            <text:p>-31.4935</text:p>
          </table:table-cell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47.34642" calcext:value-type="float">
            <text:p>47.34642</text:p>
          </table:table-cell>
          <table:table-cell office:value-type="float" office:value="-34.65194" calcext:value-type="float">
            <text:p>-34.65194</text:p>
          </table:table-cell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44.18674" calcext:value-type="float">
            <text:p>44.18674</text:p>
          </table:table-cell>
          <table:table-cell office:value-type="float" office:value="44.19002" calcext:value-type="float">
            <text:p>44.19002</text:p>
          </table:table-cell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41.02762" calcext:value-type="float">
            <text:p>41.02762</text:p>
          </table:table-cell>
          <table:table-cell office:value-type="float" office:value="123.03254" calcext:value-type="float">
            <text:p>123.03254</text:p>
          </table:table-cell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37.86838" calcext:value-type="float">
            <text:p>37.86838</text:p>
          </table:table-cell>
          <table:table-cell office:value-type="float" office:value="119.8733" calcext:value-type="float">
            <text:p>119.8733</text:p>
          </table:table-cell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34.70952" calcext:value-type="float">
            <text:p>34.70952</text:p>
          </table:table-cell>
          <table:table-cell office:value-type="float" office:value="116.71444" calcext:value-type="float">
            <text:p>116.71444</text:p>
          </table:table-cell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31.54936" calcext:value-type="float">
            <text:p>31.54936</text:p>
          </table:table-cell>
          <table:table-cell office:value-type="float" office:value="113.55428" calcext:value-type="float">
            <text:p>113.55428</text:p>
          </table:table-cell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28.38572" calcext:value-type="float">
            <text:p>28.38572</text:p>
          </table:table-cell>
          <table:table-cell office:value-type="float" office:value="110.39064" calcext:value-type="float">
            <text:p>110.39064</text:p>
          </table:table-cell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25.22366" calcext:value-type="float">
            <text:p>25.22366</text:p>
          </table:table-cell>
          <table:table-cell office:value-type="float" office:value="189.23022" calcext:value-type="float">
            <text:p>189.23022</text:p>
          </table:table-cell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22.06322" calcext:value-type="float">
            <text:p>22.06322</text:p>
          </table:table-cell>
          <table:table-cell office:value-type="float" office:value="268.07142" calcext:value-type="float">
            <text:p>268.07142</text:p>
          </table:table-cell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18.9061" calcext:value-type="float">
            <text:p>18.9061</text:p>
          </table:table-cell>
          <table:table-cell office:value-type="float" office:value="264.9143" calcext:value-type="float">
            <text:p>264.9143</text:p>
          </table:table-cell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15.7473" calcext:value-type="float">
            <text:p>15.7473</text:p>
          </table:table-cell>
          <table:table-cell office:value-type="float" office:value="261.7555" calcext:value-type="float">
            <text:p>261.7555</text:p>
          </table:table-cell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12.58746" calcext:value-type="float">
            <text:p>12.58746</text:p>
          </table:table-cell>
          <table:table-cell office:value-type="float" office:value="258.59566" calcext:value-type="float">
            <text:p>258.59566</text:p>
          </table:table-cell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9.42754" calcext:value-type="float">
            <text:p>9.42754</text:p>
          </table:table-cell>
          <table:table-cell office:value-type="float" office:value="255.43574" calcext:value-type="float">
            <text:p>255.43574</text:p>
          </table:table-cell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6.26816" calcext:value-type="float">
            <text:p>6.26816</text:p>
          </table:table-cell>
          <table:table-cell office:value-type="float" office:value="252.27636" calcext:value-type="float">
            <text:p>252.27636</text:p>
          </table:table-cell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3.10512" calcext:value-type="float">
            <text:p>3.10512</text:p>
          </table:table-cell>
          <table:table-cell office:value-type="float" office:value="249.11332" calcext:value-type="float">
            <text:p>249.11332</text:p>
          </table:table-cell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-0.05752" calcext:value-type="float">
            <text:p>-0.05752</text:p>
          </table:table-cell>
          <table:table-cell office:value-type="float" office:value="245.95068" calcext:value-type="float">
            <text:p>245.95068</text:p>
          </table:table-cell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-3.21982" calcext:value-type="float">
            <text:p>-3.21982</text:p>
          </table:table-cell>
          <table:table-cell office:value-type="float" office:value="324.79002" calcext:value-type="float">
            <text:p>324.79002</text:p>
          </table:table-cell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-6.38132" calcext:value-type="float">
            <text:p>-6.38132</text:p>
          </table:table-cell>
          <table:table-cell office:value-type="float" office:value="321.62852" calcext:value-type="float">
            <text:p>321.62852</text:p>
          </table:table-cell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-9.5406" calcext:value-type="float">
            <text:p>-9.5406</text:p>
          </table:table-cell>
          <table:table-cell office:value-type="float" office:value="318.46924" calcext:value-type="float">
            <text:p>318.46924</text:p>
          </table:table-cell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-12.70082" calcext:value-type="float">
            <text:p>-12.70082</text:p>
          </table:table-cell>
          <table:table-cell office:value-type="float" office:value="315.30902" calcext:value-type="float">
            <text:p>315.30902</text:p>
          </table:table-cell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-15.8628" calcext:value-type="float">
            <text:p>-15.8628</text:p>
          </table:table-cell>
          <table:table-cell office:value-type="float" office:value="312.14704" calcext:value-type="float">
            <text:p>312.14704</text:p>
          </table:table-cell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-19.02446" calcext:value-type="float">
            <text:p>-19.02446</text:p>
          </table:table-cell>
          <table:table-cell office:value-type="float" office:value="390.98702" calcext:value-type="float">
            <text:p>390.98702</text:p>
          </table:table-cell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-22.1845" calcext:value-type="float">
            <text:p>-22.1845</text:p>
          </table:table-cell>
          <table:table-cell office:value-type="float" office:value="387.82698" calcext:value-type="float">
            <text:p>387.82698</text:p>
          </table:table-cell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-25.34476" calcext:value-type="float">
            <text:p>-25.34476</text:p>
          </table:table-cell>
          <table:table-cell office:value-type="float" office:value="384.66672" calcext:value-type="float">
            <text:p>384.66672</text:p>
          </table:table-cell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-28.501" calcext:value-type="float">
            <text:p>-28.501</text:p>
          </table:table-cell>
          <table:table-cell office:value-type="float" office:value="381.51048" calcext:value-type="float">
            <text:p>381.51048</text:p>
          </table:table-cell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-31.65872" calcext:value-type="float">
            <text:p>-31.65872</text:p>
          </table:table-cell>
          <table:table-cell office:value-type="float" office:value="378.35276" calcext:value-type="float">
            <text:p>378.35276</text:p>
          </table:table-cell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-34.81646" calcext:value-type="float">
            <text:p>-34.81646</text:p>
          </table:table-cell>
          <table:table-cell office:value-type="float" office:value="375.19502" calcext:value-type="float">
            <text:p>375.19502</text:p>
          </table:table-cell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-37.96944" calcext:value-type="float">
            <text:p>-37.96944</text:p>
          </table:table-cell>
          <table:table-cell office:value-type="float" office:value="372.04204" calcext:value-type="float">
            <text:p>372.04204</text:p>
          </table:table-cell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-41.1222" calcext:value-type="float">
            <text:p>-41.1222</text:p>
          </table:table-cell>
          <table:table-cell office:value-type="float" office:value="368.88928" calcext:value-type="float">
            <text:p>368.88928</text:p>
          </table:table-cell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-44.2736" calcext:value-type="float">
            <text:p>-44.2736</text:p>
          </table:table-cell>
          <table:table-cell office:value-type="float" office:value="365.73788" calcext:value-type="float">
            <text:p>365.73788</text:p>
          </table:table-cell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-47.42622" calcext:value-type="float">
            <text:p>-47.42622</text:p>
          </table:table-cell>
          <table:table-cell office:value-type="float" office:value="362.58526" calcext:value-type="float">
            <text:p>362.58526</text:p>
          </table:table-cell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31.42196" calcext:value-type="float">
            <text:p>31.42196</text:p>
          </table:table-cell>
          <table:table-cell office:value-type="float" office:value="359.43508" calcext:value-type="float">
            <text:p>359.43508</text:p>
          </table:table-cell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28.2698" calcext:value-type="float">
            <text:p>28.2698</text:p>
          </table:table-cell>
          <table:table-cell office:value-type="float" office:value="356.28292" calcext:value-type="float">
            <text:p>356.28292</text:p>
          </table:table-cell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25.11582" calcext:value-type="float">
            <text:p>25.11582</text:p>
          </table:table-cell>
          <table:table-cell office:value-type="float" office:value="353.12894" calcext:value-type="float">
            <text:p>353.12894</text:p>
          </table:table-cell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21.96162" calcext:value-type="float">
            <text:p>21.96162</text:p>
          </table:table-cell>
          <table:table-cell office:value-type="float" office:value="431.97638" calcext:value-type="float">
            <text:p>431.97638</text:p>
          </table:table-cell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18.80786" calcext:value-type="float">
            <text:p>18.80786</text:p>
          </table:table-cell>
          <table:table-cell office:value-type="float" office:value="428.82262" calcext:value-type="float">
            <text:p>428.82262</text:p>
          </table:table-cell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15.65608" calcext:value-type="float">
            <text:p>15.65608</text:p>
          </table:table-cell>
          <table:table-cell office:value-type="float" office:value="425.67084" calcext:value-type="float">
            <text:p>425.67084</text:p>
          </table:table-cell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12.5045" calcext:value-type="float">
            <text:p>12.5045</text:p>
          </table:table-cell>
          <table:table-cell office:value-type="float" office:value="422.51926" calcext:value-type="float">
            <text:p>422.51926</text:p>
          </table:table-cell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9.35448" calcext:value-type="float">
            <text:p>9.35448</text:p>
          </table:table-cell>
          <table:table-cell office:value-type="float" office:value="501.37088" calcext:value-type="float">
            <text:p>501.37088</text:p>
          </table:table-cell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88.20386" calcext:value-type="float">
            <text:p>88.20386</text:p>
          </table:table-cell>
          <table:table-cell office:value-type="float" office:value="498.2219" calcext:value-type="float">
            <text:p>498.2219</text:p>
          </table:table-cell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85.05302" calcext:value-type="float">
            <text:p>85.05302</text:p>
          </table:table-cell>
          <table:table-cell office:value-type="float" office:value="495.07106" calcext:value-type="float">
            <text:p>495.07106</text:p>
          </table:table-cell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81.90152" calcext:value-type="float">
            <text:p>81.90152</text:p>
          </table:table-cell>
          <table:table-cell office:value-type="float" office:value="491.91956" calcext:value-type="float">
            <text:p>491.91956</text:p>
          </table:table-cell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78.75064" calcext:value-type="float">
            <text:p>78.75064</text:p>
          </table:table-cell>
          <table:table-cell office:value-type="float" office:value="488.76868" calcext:value-type="float">
            <text:p>488.76868</text:p>
          </table:table-cell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75.60172" calcext:value-type="float">
            <text:p>75.60172</text:p>
          </table:table-cell>
          <table:table-cell office:value-type="float" office:value="485.61976" calcext:value-type="float">
            <text:p>485.61976</text:p>
          </table:table-cell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154.4502" calcext:value-type="float">
            <text:p>154.4502</text:p>
          </table:table-cell>
          <table:table-cell office:value-type="float" office:value="482.46988" calcext:value-type="float">
            <text:p>482.46988</text:p>
          </table:table-cell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151.29786" calcext:value-type="float">
            <text:p>151.29786</text:p>
          </table:table-cell>
          <table:table-cell office:value-type="float" office:value="479.31754" calcext:value-type="float">
            <text:p>479.31754</text:p>
          </table:table-cell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148.14742" calcext:value-type="float">
            <text:p>148.14742</text:p>
          </table:table-cell>
          <table:table-cell office:value-type="float" office:value="476.1671" calcext:value-type="float">
            <text:p>476.1671</text:p>
          </table:table-cell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144.9981" calcext:value-type="float">
            <text:p>144.9981</text:p>
          </table:table-cell>
          <table:table-cell office:value-type="float" office:value="473.01778" calcext:value-type="float">
            <text:p>473.01778</text:p>
          </table:table-cell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223.848" calcext:value-type="float">
            <text:p>223.848</text:p>
          </table:table-cell>
          <table:table-cell office:value-type="float" office:value="551.86768" calcext:value-type="float">
            <text:p>551.86768</text:p>
          </table:table-cell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220.6988" calcext:value-type="float">
            <text:p>220.6988</text:p>
          </table:table-cell>
          <table:table-cell office:value-type="float" office:value="630.72012" calcext:value-type="float">
            <text:p>630.72012</text:p>
          </table:table-cell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217.55124" calcext:value-type="float">
            <text:p>217.55124</text:p>
          </table:table-cell>
          <table:table-cell office:value-type="float" office:value="627.57256" calcext:value-type="float">
            <text:p>627.57256</text:p>
          </table:table-cell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296.40354" calcext:value-type="float">
            <text:p>296.40354</text:p>
          </table:table-cell>
          <table:table-cell office:value-type="float" office:value="624.4265" calcext:value-type="float">
            <text:p>624.4265</text:p>
          </table:table-cell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293.25646" calcext:value-type="float">
            <text:p>293.25646</text:p>
          </table:table-cell>
          <table:table-cell office:value-type="float" office:value="621.27942" calcext:value-type="float">
            <text:p>621.27942</text:p>
          </table:table-cell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290.1111" calcext:value-type="float">
            <text:p>290.1111</text:p>
          </table:table-cell>
          <table:table-cell office:value-type="float" office:value="618.13406" calcext:value-type="float">
            <text:p>618.13406</text:p>
          </table:table-cell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286.96786" calcext:value-type="float">
            <text:p>286.96786</text:p>
          </table:table-cell>
          <table:table-cell office:value-type="float" office:value="614.99082" calcext:value-type="float">
            <text:p>614.99082</text:p>
          </table:table-cell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283.82424" calcext:value-type="float">
            <text:p>283.82424</text:p>
          </table:table-cell>
          <table:table-cell office:value-type="float" office:value="611.8472" calcext:value-type="float">
            <text:p>611.8472</text:p>
          </table:table-cell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280.67928" calcext:value-type="float">
            <text:p>280.67928</text:p>
          </table:table-cell>
          <table:table-cell office:value-type="float" office:value="608.70224" calcext:value-type="float">
            <text:p>608.70224</text:p>
          </table:table-cell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277.5362" calcext:value-type="float">
            <text:p>277.5362</text:p>
          </table:table-cell>
          <table:table-cell office:value-type="float" office:value="605.55916" calcext:value-type="float">
            <text:p>605.55916</text:p>
          </table:table-cell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274.39314" calcext:value-type="float">
            <text:p>274.39314</text:p>
          </table:table-cell>
          <table:table-cell office:value-type="float" office:value="602.4161" calcext:value-type="float">
            <text:p>602.4161</text:p>
          </table:table-cell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271.25166" calcext:value-type="float">
            <text:p>271.25166</text:p>
          </table:table-cell>
          <table:table-cell office:value-type="float" office:value="599.27462" calcext:value-type="float">
            <text:p>599.27462</text:p>
          </table:table-cell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350.10758" calcext:value-type="float">
            <text:p>350.10758</text:p>
          </table:table-cell>
          <table:table-cell office:value-type="float" office:value="596.13218" calcext:value-type="float">
            <text:p>596.13218</text:p>
          </table:table-cell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428.96314" calcext:value-type="float">
            <text:p>428.96314</text:p>
          </table:table-cell>
          <table:table-cell office:value-type="float" office:value="592.98938" calcext:value-type="float">
            <text:p>592.98938</text:p>
          </table:table-cell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425.8191" calcext:value-type="float">
            <text:p>425.8191</text:p>
          </table:table-cell>
          <table:table-cell office:value-type="float" office:value="671.84698" calcext:value-type="float">
            <text:p>671.84698</text:p>
          </table:table-cell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422.6806" calcext:value-type="float">
            <text:p>422.6806</text:p>
          </table:table-cell>
          <table:table-cell office:value-type="float" office:value="668.70848" calcext:value-type="float">
            <text:p>668.70848</text:p>
          </table:table-cell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419.54158" calcext:value-type="float">
            <text:p>419.54158</text:p>
          </table:table-cell>
          <table:table-cell office:value-type="float" office:value="665.56946" calcext:value-type="float">
            <text:p>665.56946</text:p>
          </table:table-cell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416.40184" calcext:value-type="float">
            <text:p>416.40184</text:p>
          </table:table-cell>
          <table:table-cell office:value-type="float" office:value="662.42972" calcext:value-type="float">
            <text:p>662.42972</text:p>
          </table:table-cell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413.25918" calcext:value-type="float">
            <text:p>413.25918</text:p>
          </table:table-cell>
          <table:table-cell office:value-type="float" office:value="659.28706" calcext:value-type="float">
            <text:p>659.28706</text:p>
          </table:table-cell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410.11908" calcext:value-type="float">
            <text:p>410.11908</text:p>
          </table:table-cell>
          <table:table-cell office:value-type="float" office:value="656.14696" calcext:value-type="float">
            <text:p>656.14696</text:p>
          </table:table-cell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406.97732" calcext:value-type="float">
            <text:p>406.97732</text:p>
          </table:table-cell>
          <table:table-cell office:value-type="float" office:value="653.0052" calcext:value-type="float">
            <text:p>653.0052</text:p>
          </table:table-cell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403.8363" calcext:value-type="float">
            <text:p>403.8363</text:p>
          </table:table-cell>
          <table:table-cell office:value-type="float" office:value="649.86418" calcext:value-type="float">
            <text:p>649.86418</text:p>
          </table:table-cell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400.6955" calcext:value-type="float">
            <text:p>400.6955</text:p>
          </table:table-cell>
          <table:table-cell office:value-type="float" office:value="646.72338" calcext:value-type="float">
            <text:p>646.72338</text:p>
          </table:table-cell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397.54954" calcext:value-type="float">
            <text:p>397.54954</text:p>
          </table:table-cell>
          <table:table-cell office:value-type="float" office:value="643.57742" calcext:value-type="float">
            <text:p>643.57742</text:p>
          </table:table-cell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394.40364" calcext:value-type="float">
            <text:p>394.40364</text:p>
          </table:table-cell>
          <table:table-cell office:value-type="float" office:value="640.43152" calcext:value-type="float">
            <text:p>640.43152</text:p>
          </table:table-cell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391.26048" calcext:value-type="float">
            <text:p>391.26048</text:p>
          </table:table-cell>
          <table:table-cell office:value-type="float" office:value="637.28836" calcext:value-type="float">
            <text:p>637.28836</text:p>
          </table:table-cell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388.1204" calcext:value-type="float">
            <text:p>388.1204</text:p>
          </table:table-cell>
          <table:table-cell office:value-type="float" office:value="634.14828" calcext:value-type="float">
            <text:p>634.14828</text:p>
          </table:table-cell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384.98132" calcext:value-type="float">
            <text:p>384.98132</text:p>
          </table:table-cell>
          <table:table-cell office:value-type="float" office:value="631.0092" calcext:value-type="float">
            <text:p>631.0092</text:p>
          </table:table-cell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381.8424" calcext:value-type="float">
            <text:p>381.8424</text:p>
          </table:table-cell>
          <table:table-cell office:value-type="float" office:value="627.87028" calcext:value-type="float">
            <text:p>627.87028</text:p>
          </table:table-cell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378.704" calcext:value-type="float">
            <text:p>378.704</text:p>
          </table:table-cell>
          <table:table-cell office:value-type="float" office:value="624.73188" calcext:value-type="float">
            <text:p>624.73188</text:p>
          </table:table-cell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375.56354" calcext:value-type="float">
            <text:p>375.56354</text:p>
          </table:table-cell>
          <table:table-cell office:value-type="float" office:value="621.59142" calcext:value-type="float">
            <text:p>621.59142</text:p>
          </table:table-cell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454.4223" calcext:value-type="float">
            <text:p>454.4223</text:p>
          </table:table-cell>
          <table:table-cell office:value-type="float" office:value="700.45018" calcext:value-type="float">
            <text:p>700.45018</text:p>
          </table:table-cell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451.27958" calcext:value-type="float">
            <text:p>451.27958</text:p>
          </table:table-cell>
          <table:table-cell office:value-type="float" office:value="697.30746" calcext:value-type="float">
            <text:p>697.30746</text:p>
          </table:table-cell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530.13746" calcext:value-type="float">
            <text:p>530.13746</text:p>
          </table:table-cell>
          <table:table-cell office:value-type="float" office:value="776.16534" calcext:value-type="float">
            <text:p>776.16534</text:p>
          </table:table-cell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526.99602" calcext:value-type="float">
            <text:p>526.99602</text:p>
          </table:table-cell>
          <table:table-cell office:value-type="float" office:value="773.0239" calcext:value-type="float">
            <text:p>773.0239</text:p>
          </table:table-cell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523.8542" calcext:value-type="float">
            <text:p>523.8542</text:p>
          </table:table-cell>
          <table:table-cell office:value-type="float" office:value="769.88208" calcext:value-type="float">
            <text:p>769.88208</text:p>
          </table:table-cell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520.7132" calcext:value-type="float">
            <text:p>520.7132</text:p>
          </table:table-cell>
          <table:table-cell office:value-type="float" office:value="766.74108" calcext:value-type="float">
            <text:p>766.74108</text:p>
          </table:table-cell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517.57104" calcext:value-type="float">
            <text:p>517.57104</text:p>
          </table:table-cell>
          <table:table-cell office:value-type="float" office:value="763.59892" calcext:value-type="float">
            <text:p>763.59892</text:p>
          </table:table-cell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514.4316" calcext:value-type="float">
            <text:p>514.4316</text:p>
          </table:table-cell>
          <table:table-cell office:value-type="float" office:value="760.45948" calcext:value-type="float">
            <text:p>760.45948</text:p>
          </table:table-cell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511.2912" calcext:value-type="float">
            <text:p>511.2912</text:p>
          </table:table-cell>
          <table:table-cell office:value-type="float" office:value="757.31908" calcext:value-type="float">
            <text:p>757.31908</text:p>
          </table:table-cell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508.15294" calcext:value-type="float">
            <text:p>508.15294</text:p>
          </table:table-cell>
          <table:table-cell office:value-type="float" office:value="754.18082" calcext:value-type="float">
            <text:p>754.18082</text:p>
          </table:table-cell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505.01566" calcext:value-type="float">
            <text:p>505.01566</text:p>
          </table:table-cell>
          <table:table-cell office:value-type="float" office:value="751.04354" calcext:value-type="float">
            <text:p>751.04354</text:p>
          </table:table-cell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501.87998" calcext:value-type="float">
            <text:p>501.87998</text:p>
          </table:table-cell>
          <table:table-cell office:value-type="float" office:value="747.90786" calcext:value-type="float">
            <text:p>747.90786</text:p>
          </table:table-cell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498.7429" calcext:value-type="float">
            <text:p>498.7429</text:p>
          </table:table-cell>
          <table:table-cell office:value-type="float" office:value="744.77078" calcext:value-type="float">
            <text:p>744.77078</text:p>
          </table:table-cell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495.60356" calcext:value-type="float">
            <text:p>495.60356</text:p>
          </table:table-cell>
          <table:table-cell office:value-type="float" office:value="741.63144" calcext:value-type="float">
            <text:p>741.63144</text:p>
          </table:table-cell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492.45454" calcext:value-type="float">
            <text:p>492.45454</text:p>
          </table:table-cell>
          <table:table-cell office:value-type="float" office:value="738.48242" calcext:value-type="float">
            <text:p>738.48242</text:p>
          </table:table-cell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489.3053" calcext:value-type="float">
            <text:p>489.3053</text:p>
          </table:table-cell>
          <table:table-cell office:value-type="float" office:value="735.33318" calcext:value-type="float">
            <text:p>735.33318</text:p>
          </table:table-cell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486.15574" calcext:value-type="float">
            <text:p>486.15574</text:p>
          </table:table-cell>
          <table:table-cell office:value-type="float" office:value="732.18362" calcext:value-type="float">
            <text:p>732.18362</text:p>
          </table:table-cell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483.005" calcext:value-type="float">
            <text:p>483.005</text:p>
          </table:table-cell>
          <table:table-cell office:value-type="float" office:value="811.03452" calcext:value-type="float">
            <text:p>811.03452</text:p>
          </table:table-cell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479.85688" calcext:value-type="float">
            <text:p>479.85688</text:p>
          </table:table-cell>
          <table:table-cell office:value-type="float" office:value="807.8864" calcext:value-type="float">
            <text:p>807.8864</text:p>
          </table:table-cell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476.70972" calcext:value-type="float">
            <text:p>476.70972</text:p>
          </table:table-cell>
          <table:table-cell office:value-type="float" office:value="804.73924" calcext:value-type="float">
            <text:p>804.73924</text:p>
          </table:table-cell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473.56226" calcext:value-type="float">
            <text:p>473.56226</text:p>
          </table:table-cell>
          <table:table-cell office:value-type="float" office:value="801.59178" calcext:value-type="float">
            <text:p>801.59178</text:p>
          </table:table-cell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552.41326" calcext:value-type="float">
            <text:p>552.41326</text:p>
          </table:table-cell>
          <table:table-cell office:value-type="float" office:value="798.44442" calcext:value-type="float">
            <text:p>798.44442</text:p>
          </table:table-cell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549.26658" calcext:value-type="float">
            <text:p>549.26658</text:p>
          </table:table-cell>
          <table:table-cell office:value-type="float" office:value="795.29774" calcext:value-type="float">
            <text:p>795.29774</text:p>
          </table:table-cell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546.1172" calcext:value-type="float">
            <text:p>546.1172</text:p>
          </table:table-cell>
          <table:table-cell office:value-type="float" office:value="792.14836" calcext:value-type="float">
            <text:p>792.14836</text:p>
          </table:table-cell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542.9624" calcext:value-type="float">
            <text:p>542.9624</text:p>
          </table:table-cell>
          <table:table-cell office:value-type="float" office:value="788.99356" calcext:value-type="float">
            <text:p>788.99356</text:p>
          </table:table-cell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539.8087" calcext:value-type="float">
            <text:p>539.8087</text:p>
          </table:table-cell>
          <table:table-cell office:value-type="float" office:value="785.83986" calcext:value-type="float">
            <text:p>785.83986</text:p>
          </table:table-cell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536.65414" calcext:value-type="float">
            <text:p>536.65414</text:p>
          </table:table-cell>
          <table:table-cell office:value-type="float" office:value="782.6853" calcext:value-type="float">
            <text:p>782.6853</text:p>
          </table:table-cell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533.49986" calcext:value-type="float">
            <text:p>533.49986</text:p>
          </table:table-cell>
          <table:table-cell office:value-type="float" office:value="779.53102" calcext:value-type="float">
            <text:p>779.53102</text:p>
          </table:table-cell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530.34576" calcext:value-type="float">
            <text:p>530.34576</text:p>
          </table:table-cell>
          <table:table-cell office:value-type="float" office:value="776.37692" calcext:value-type="float">
            <text:p>776.37692</text:p>
          </table:table-cell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527.19314" calcext:value-type="float">
            <text:p>527.19314</text:p>
          </table:table-cell>
          <table:table-cell office:value-type="float" office:value="773.2243" calcext:value-type="float">
            <text:p>773.2243</text:p>
          </table:table-cell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524.04344" calcext:value-type="float">
            <text:p>524.04344</text:p>
          </table:table-cell>
          <table:table-cell office:value-type="float" office:value="770.0746" calcext:value-type="float">
            <text:p>770.0746</text:p>
          </table:table-cell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520.89472" calcext:value-type="float">
            <text:p>520.89472</text:p>
          </table:table-cell>
          <table:table-cell office:value-type="float" office:value="766.92588" calcext:value-type="float">
            <text:p>766.92588</text:p>
          </table:table-cell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517.74676" calcext:value-type="float">
            <text:p>517.74676</text:p>
          </table:table-cell>
          <table:table-cell office:value-type="float" office:value="763.77792" calcext:value-type="float">
            <text:p>763.77792</text:p>
          </table:table-cell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514.5976" calcext:value-type="float">
            <text:p>514.5976</text:p>
          </table:table-cell>
          <table:table-cell office:value-type="float" office:value="760.62876" calcext:value-type="float">
            <text:p>760.62876</text:p>
          </table:table-cell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511.44744" calcext:value-type="float">
            <text:p>511.44744</text:p>
          </table:table-cell>
          <table:table-cell office:value-type="float" office:value="757.4786" calcext:value-type="float">
            <text:p>757.4786</text:p>
          </table:table-cell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508.29814" calcext:value-type="float">
            <text:p>508.29814</text:p>
          </table:table-cell>
          <table:table-cell office:value-type="float" office:value="754.3293" calcext:value-type="float">
            <text:p>754.3293</text:p>
          </table:table-cell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505.14882" calcext:value-type="float">
            <text:p>505.14882</text:p>
          </table:table-cell>
          <table:table-cell office:value-type="float" office:value="751.17998" calcext:value-type="float">
            <text:p>751.17998</text:p>
          </table:table-cell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502.00278" calcext:value-type="float">
            <text:p>502.00278</text:p>
          </table:table-cell>
          <table:table-cell office:value-type="float" office:value="748.03394" calcext:value-type="float">
            <text:p>748.03394</text:p>
          </table:table-cell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498.85598" calcext:value-type="float">
            <text:p>498.85598</text:p>
          </table:table-cell>
          <table:table-cell office:value-type="float" office:value="744.88714" calcext:value-type="float">
            <text:p>744.88714</text:p>
          </table:table-cell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495.71134" calcext:value-type="float">
            <text:p>495.71134</text:p>
          </table:table-cell>
          <table:table-cell office:value-type="float" office:value="741.7425" calcext:value-type="float">
            <text:p>741.7425</text:p>
          </table:table-cell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492.56678" calcext:value-type="float">
            <text:p>492.56678</text:p>
          </table:table-cell>
          <table:table-cell office:value-type="float" office:value="820.59958" calcext:value-type="float">
            <text:p>820.59958</text:p>
          </table:table-cell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489.42342" calcext:value-type="float">
            <text:p>489.42342</text:p>
          </table:table-cell>
          <table:table-cell office:value-type="float" office:value="817.45622" calcext:value-type="float">
            <text:p>817.45622</text:p>
          </table:table-cell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486.27962" calcext:value-type="float">
            <text:p>486.27962</text:p>
          </table:table-cell>
          <table:table-cell office:value-type="float" office:value="814.31242" calcext:value-type="float">
            <text:p>814.31242</text:p>
          </table:table-cell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565.13606" calcext:value-type="float">
            <text:p>565.13606</text:p>
          </table:table-cell>
          <table:table-cell office:value-type="float" office:value="811.1705" calcext:value-type="float">
            <text:p>811.1705</text:p>
          </table:table-cell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561.99182" calcext:value-type="float">
            <text:p>561.99182</text:p>
          </table:table-cell>
          <table:table-cell office:value-type="float" office:value="808.02626" calcext:value-type="float">
            <text:p>808.02626</text:p>
          </table:table-cell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558.84806" calcext:value-type="float">
            <text:p>558.84806</text:p>
          </table:table-cell>
          <table:table-cell office:value-type="float" office:value="804.8825" calcext:value-type="float">
            <text:p>804.8825</text:p>
          </table:table-cell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555.7045" calcext:value-type="float">
            <text:p>555.7045</text:p>
          </table:table-cell>
          <table:table-cell office:value-type="float" office:value="801.73894" calcext:value-type="float">
            <text:p>801.73894</text:p>
          </table:table-cell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634.5588" calcext:value-type="float">
            <text:p>634.5588</text:p>
          </table:table-cell>
          <table:table-cell office:value-type="float" office:value="798.59488" calcext:value-type="float">
            <text:p>798.59488</text:p>
          </table:table-cell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631.41604" calcext:value-type="float">
            <text:p>631.41604</text:p>
          </table:table-cell>
          <table:table-cell office:value-type="float" office:value="795.45212" calcext:value-type="float">
            <text:p>795.45212</text:p>
          </table:table-cell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628.27146" calcext:value-type="float">
            <text:p>628.27146</text:p>
          </table:table-cell>
          <table:table-cell office:value-type="float" office:value="874.30918" calcext:value-type="float">
            <text:p>874.30918</text:p>
          </table:table-cell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625.12988" calcext:value-type="float">
            <text:p>625.12988</text:p>
          </table:table-cell>
          <table:table-cell office:value-type="float" office:value="871.1676" calcext:value-type="float">
            <text:p>871.1676</text:p>
          </table:table-cell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621.98794" calcext:value-type="float">
            <text:p>621.98794</text:p>
          </table:table-cell>
          <table:table-cell office:value-type="float" office:value="868.02566" calcext:value-type="float">
            <text:p>868.02566</text:p>
          </table:table-cell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618.84558" calcext:value-type="float">
            <text:p>618.84558</text:p>
          </table:table-cell>
          <table:table-cell office:value-type="float" office:value="864.8833" calcext:value-type="float">
            <text:p>864.8833</text:p>
          </table:table-cell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615.70268" calcext:value-type="float">
            <text:p>615.70268</text:p>
          </table:table-cell>
          <table:table-cell office:value-type="float" office:value="861.7404" calcext:value-type="float">
            <text:p>861.7404</text:p>
          </table:table-cell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612.55924" calcext:value-type="float">
            <text:p>612.55924</text:p>
          </table:table-cell>
          <table:table-cell office:value-type="float" office:value="858.59696" calcext:value-type="float">
            <text:p>858.59696</text:p>
          </table:table-cell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609.41576" calcext:value-type="float">
            <text:p>609.41576</text:p>
          </table:table-cell>
          <table:table-cell office:value-type="float" office:value="855.45348" calcext:value-type="float">
            <text:p>855.45348</text:p>
          </table:table-cell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606.27388" calcext:value-type="float">
            <text:p>606.27388</text:p>
          </table:table-cell>
          <table:table-cell office:value-type="float" office:value="852.3116" calcext:value-type="float">
            <text:p>852.3116</text:p>
          </table:table-cell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685.12982" calcext:value-type="float">
            <text:p>685.12982</text:p>
          </table:table-cell>
          <table:table-cell office:value-type="float" office:value="849.16918" calcext:value-type="float">
            <text:p>849.16918</text:p>
          </table:table-cell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681.9759" calcext:value-type="float">
            <text:p>681.9759</text:p>
          </table:table-cell>
          <table:table-cell office:value-type="float" office:value="846.01526" calcext:value-type="float">
            <text:p>846.01526</text:p>
          </table:table-cell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752.97446" calcext:value-type="float">
            <text:p>752.97446</text:p>
          </table:table-cell>
          <table:table-cell office:value-type="float" office:value="917.01382" calcext:value-type="float">
            <text:p>917.01382</text:p>
          </table:table-cell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749.82312" calcext:value-type="float">
            <text:p>749.82312</text:p>
          </table:table-cell>
          <table:table-cell office:value-type="float" office:value="995.86412" calcext:value-type="float">
            <text:p>995.86412</text:p>
          </table:table-cell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777.82254" calcext:value-type="float">
            <text:p>777.82254</text:p>
          </table:table-cell>
          <table:table-cell office:value-type="float" office:value="1023.86354" calcext:value-type="float">
            <text:p>1023.86354</text:p>
          </table:table-cell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774.67258" calcext:value-type="float">
            <text:p>774.67258</text:p>
          </table:table-cell>
          <table:table-cell office:value-type="float" office:value="1020.71358" calcext:value-type="float">
            <text:p>1020.71358</text:p>
          </table:table-cell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853.51988" calcext:value-type="float">
            <text:p>853.51988</text:p>
          </table:table-cell>
          <table:table-cell office:value-type="float" office:value="1017.56252" calcext:value-type="float">
            <text:p>1017.56252</text:p>
          </table:table-cell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850.36788" calcext:value-type="float">
            <text:p>850.36788</text:p>
          </table:table-cell>
          <table:table-cell office:value-type="float" office:value="1014.41052" calcext:value-type="float">
            <text:p>1014.41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06:35:07.345067872</dc:date>
    <meta:editing-duration>PT1M2S</meta:editing-duration>
    <meta:editing-cycles>1</meta:editing-cycles>
    <meta:document-statistic meta:table-count="1" meta:cell-count="4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option_roi_result.B1:option_roi_result.B155" chart:data-source-has-labels="row" svg:x="0.32cm" svg:y="0.18cm" svg:width="13.361cm" svg:height="8.64cm">
          <chartooo:coordinate-region svg:x="1.312cm" svg:y="0.38cm" svg:width="12.369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155" chart:label-cell-address="option_roi_result.B1:option_roi_result.B1" chart:class="chart:bar">
            <chart:data-point chart:repeated="1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036">
                <text:p>-3.14036</text:p>
                <draw:g>
                  <svg:desc>option_roi_result.B2:option_roi_result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8208">
                <text:p>-6.28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2452">
                <text:p>-9.424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56752">
                <text:p>-12.56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146">
                <text:p>-15.7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86696">
                <text:p>-18.86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02132">
                <text:p>-22.02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17848">
                <text:p>-25.17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33596">
                <text:p>-28.33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4935">
                <text:p>-31.4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34642">
                <text:p>47.34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18674">
                <text:p>44.18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02762">
                <text:p>41.02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86838">
                <text:p>37.86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70952">
                <text:p>34.7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54936">
                <text:p>31.5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38572">
                <text:p>28.38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2366">
                <text:p>25.22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06322">
                <text:p>22.06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061">
                <text:p>18.9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7473">
                <text:p>15.7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8746">
                <text:p>12.58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42754">
                <text:p>9.42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6816">
                <text:p>6.26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0512">
                <text:p>3.10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752">
                <text:p>-0.05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21982">
                <text:p>-3.21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38132">
                <text:p>-6.38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5406">
                <text:p>-9.5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70082">
                <text:p>-12.70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8628">
                <text:p>-15.8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9.02446">
                <text:p>-19.02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1845">
                <text:p>-22.1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5.34476">
                <text:p>-25.34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8.501">
                <text:p>-28.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65872">
                <text:p>-31.65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4.81646">
                <text:p>-34.81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7.96944">
                <text:p>-37.969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1.1222">
                <text:p>-41.1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4.2736">
                <text:p>-44.2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7.42622">
                <text:p>-47.42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42196">
                <text:p>31.42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2698">
                <text:p>28.2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11582">
                <text:p>25.11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96162">
                <text:p>21.96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80786">
                <text:p>18.807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5608">
                <text:p>15.65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5045">
                <text:p>12.5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35448">
                <text:p>9.35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.20386">
                <text:p>88.20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.05302">
                <text:p>85.05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.90152">
                <text:p>81.901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.75064">
                <text:p>78.75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.60172">
                <text:p>75.60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.4502">
                <text:p>154.45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1.29786">
                <text:p>151.29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.14742">
                <text:p>148.1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.9981">
                <text:p>144.9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3.848">
                <text:p>223.8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0.6988">
                <text:p>220.6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.55124">
                <text:p>217.55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6.40354">
                <text:p>296.403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3.25646">
                <text:p>293.25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0.1111">
                <text:p>290.1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6.96786">
                <text:p>286.967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3.82424">
                <text:p>283.8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0.67928">
                <text:p>280.679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7.5362">
                <text:p>277.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4.39314">
                <text:p>274.39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1.25166">
                <text:p>271.251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.10758">
                <text:p>350.107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8.96314">
                <text:p>428.963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5.8191">
                <text:p>425.81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2.6806">
                <text:p>422.68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9.54158">
                <text:p>419.541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6.40184">
                <text:p>416.401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3.25918">
                <text:p>413.25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0.11908">
                <text:p>410.11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6.97732">
                <text:p>406.97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.8363">
                <text:p>403.8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.6955">
                <text:p>400.69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7.54954">
                <text:p>397.549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4.40364">
                <text:p>394.40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1.26048">
                <text:p>391.26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8.1204">
                <text:p>388.1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4.98132">
                <text:p>384.98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1.8424">
                <text:p>381.84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8.704">
                <text:p>378.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5.56354">
                <text:p>375.563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4.4223">
                <text:p>454.4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1.27958">
                <text:p>451.27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0.13746">
                <text:p>530.13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6.99602">
                <text:p>526.99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3.8542">
                <text:p>523.8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0.7132">
                <text:p>520.7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7.57104">
                <text:p>517.571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4.4316">
                <text:p>514.43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1.2912">
                <text:p>511.2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8.15294">
                <text:p>508.152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5.01566">
                <text:p>505.015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1.87998">
                <text:p>501.87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8.7429">
                <text:p>498.7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5.60356">
                <text:p>495.603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2.45454">
                <text:p>492.454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9.3053">
                <text:p>489.30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6.15574">
                <text:p>486.155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3.005">
                <text:p>483.0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9.85688">
                <text:p>479.856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6.70972">
                <text:p>476.70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3.56226">
                <text:p>473.562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2.41326">
                <text:p>552.413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9.26658">
                <text:p>549.266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6.1172">
                <text:p>546.11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2.9624">
                <text:p>542.96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9.8087">
                <text:p>539.80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6.65414">
                <text:p>536.654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.49986">
                <text:p>533.499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0.34576">
                <text:p>530.345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7.19314">
                <text:p>527.19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4.04344">
                <text:p>524.04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0.89472">
                <text:p>520.894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7.74676">
                <text:p>517.746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4.5976">
                <text:p>514.59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1.44744">
                <text:p>511.44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8.29814">
                <text:p>508.298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5.14882">
                <text:p>505.148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2.00278">
                <text:p>502.002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8.85598">
                <text:p>498.855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5.71134">
                <text:p>495.711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2.56678">
                <text:p>492.566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9.42342">
                <text:p>489.423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6.27962">
                <text:p>486.279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5.13606">
                <text:p>565.136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1.99182">
                <text:p>561.991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8.84806">
                <text:p>558.84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5.7045">
                <text:p>555.7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4.5588">
                <text:p>634.5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1.41604">
                <text:p>631.416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8.27146">
                <text:p>628.271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5.12988">
                <text:p>625.129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1.98794">
                <text:p>621.987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8.84558">
                <text:p>618.845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5.70268">
                <text:p>615.702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12.55924">
                <text:p>612.559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9.41576">
                <text:p>609.41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6.27388">
                <text:p>606.273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5.12982">
                <text:p>685.129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1.9759">
                <text:p>681.9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2.97446">
                <text:p>752.97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9.82312">
                <text:p>749.823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7.82254">
                <text:p>777.822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4.67258">
                <text:p>774.672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3.51988">
                <text:p>853.51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0.36788">
                <text:p>850.36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